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8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113.7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336.81pt"/>
    </style:style>
    <style:style style:name="co6" style:family="table-column">
      <style:table-column-properties fo:break-before="auto" style:column-width="43.4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mu_amp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, C2, C5, C6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c1206c102jcgactu/kondenzatory-mlcc-smd-1206/kemet/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2n2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c1206c222jbgactu/kondenzatory-mlcc-smd-1206/kemet/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2n2</text:p>
          </table:table-cell>
          <table:table-cell office:value-type="string" calcext:value-type="string">
            <text:p>Capacitor_THT:C_Axial_L19.0mm_D7.5mm_P25.00mm_Horizontal</text:p>
          </table:table-cell>
          <table:table-cell office:value-type="string" calcext:value-type="string">
            <text:p>TB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bav99lt1g/univerzalne-diody-smd/on-semiconductor/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3, D4, D5, D6</text:p>
          </table:table-cell>
          <table:table-cell office:value-type="string" calcext:value-type="string">
            <text:p>BAV199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bav199.215/univerzalne-diody-smd/nexperia/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7, D8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Diode_THT:D_DO-41_SOD81_P10.16mm_Horizont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1n4007/univerzalne-diody-tht/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1, H2, H3, 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3.2mm_M3_ISO14580_Pad</text:p>
          </table:table-cell>
          <table:table-cell table:number-columns-repeated="2" office:value-type="string" calcext:value-type="string">
            <text:p>DNP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6_Male</text:p>
          </table:table-cell>
          <table:table-cell office:value-type="string" calcext:value-type="string">
            <text:p>Connector_Molex:Molex_KK-396_A-41791-0006_1x06_P3.96mm_Vertic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a3960wv-06p/signalove-konektory-raster-3-96mm/joint-tech/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_Molex:Molex_KK-396_A-41791-0003_1x03_P3.96mm_Vertic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a3960wv-03p/signalove-konektory-raster-3-96mm/joint-tech/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1, Q2, Q9, Q10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2n7002/tranzistory-s-kanalom-n-smd/on-semiconductor/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3, Q4, Q8</text:p>
          </table:table-cell>
          <table:table-cell office:value-type="string" calcext:value-type="string">
            <text:p>BC80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bc807-16-7-f/tranzistory-pnp-smd/diodes-incorporated/bc807-16/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BC160</text:p>
          </table:table-cell>
          <table:table-cell office:value-type="string" calcext:value-type="string">
            <text:p>Package_TO_SOT_THT:TO-39-3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bc160-10-cdi/tranzistory-pnp-tht/cdil/bc160-10/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BC140</text:p>
          </table:table-cell>
          <table:table-cell office:value-type="string" calcext:value-type="string">
            <text:p>Package_TO_SOT_THT:TO-39-3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bc140-10-cdi/tranzistory-npn-tht/cdil/bc140-10/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BC81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bc817-16-7-f/tranzistory-npn-smd/diodes-incorporated/bc817-16/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1, Q12</text:p>
          </table:table-cell>
          <table:table-cell office:value-type="string" calcext:value-type="string">
            <text:p>IRF620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irf620pbf/tranzistory-s-kanalom-n-tht/vishay/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3, Q14</text:p>
          </table:table-cell>
          <table:table-cell office:value-type="string" calcext:value-type="string">
            <text:p>IRF9620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irf9620pbf/tranzistory-s-kanalom-p-tht/vishay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5</text:p>
          </table:table-cell>
          <table:table-cell office:value-type="string" calcext:value-type="string">
            <text:p>TIP41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STMicroelectronics/TIP41C/?qs=ljbEvF4DwOPALsfJVTZHww%3D%3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6</text:p>
          </table:table-cell>
          <table:table-cell office:value-type="string" calcext:value-type="string">
            <text:p>TIP42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STMicroelectronics/TIP42C/?qs=ljbEvF4DwONRQQLu%2Fjht%252Bw%3D%3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7, Q18</text:p>
          </table:table-cell>
          <table:table-cell office:value-type="string" calcext:value-type="string">
            <text:p>IRF7403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tme.eu/sk/details/irf7403trpbf/tranzistory-s-kanalom-n-smd/infineon-technologies/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, R2, R29, R3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resistor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3, R4, R5, R6, R7, R8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resistor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9, R10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resisto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resistor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2, R13, R31, R32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_THT:R_Axial_DIN0309_L9.0mm_D3.2mm_P15.24mm_Horizont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pr02-2k2/metalizovane-rezistory-tht-2w/vishay/pr02000202201ja100/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resistor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5, R16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Capacitor_SMD:C_0805_2012Metric_Pad1.18x1.45mm_HandSolder</text:p>
          </table:table-cell>
          <table:table-cell table:number-columns-repeated="2" office:value-type="string" calcext:value-type="string">
            <text:p>DNP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7, R18, R21, R22</text:p>
          </table:table-cell>
          <table:table-cell office:value-type="string" calcext:value-type="string">
            <text:p>2M2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Vishay-Dale/CRCW12062M20FKEA/?qs=sGAEpiMZZMtlubZbdhIBIE3Aij0z5zKXAYAyziWHECA%3D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9, R20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Vishay-Dale/CRCW12061M00FKEA/?qs=sGAEpiMZZMtlubZbdhIBIDnVyQvhnty9DHlKqvST9%252Bs%3D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3, R24, R25, R26</text:p>
          </table:table-cell>
          <table:table-cell office:value-type="string" calcext:value-type="string">
            <text:p>47R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resistor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7, R28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resistor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3, R34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esistor_THT:R_Axial_DIN0309_L9.0mm_D3.2mm_P15.24mm_Horizont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pr02-22r/metalizovane-rezistory-tht-2w/vishay/pr02000202209ja100/</text:p>
          </table:table-cell>
          <table:table-cell/>
        </table:table-row>
        <table:table-row table:style-name="ro1" table:number-rows-repeated="104854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4">00/00/0000</text:date>, <text:time style:data-style-name="N2" text:time-value="01:46:43.5225652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8-14T01:46:50.310660588</dc:date>
    <meta:editing-duration>PT15M35S</meta:editing-duration>
    <meta:editing-cycles>12</meta:editing-cycles>
    <meta:generator>LibreOffice/6.0.7.3$Linux_X86_64 LibreOffice_project/00m0$Build-3</meta:generator>
    <meta:document-statistic meta:table-count="1" meta:cell-count="224" meta:object-count="0"/>
  </office:meta>
</office:document-meta>
</file>